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grddl:transformation="http://docs.oasis-open.org/office/1.2/xslt/odf2rdf.xsl">
  <office:scripts/>
  <office:font-face-decls>
    <style:font-face style:name="PodStarSymbol" svg:font-family="StarSymbol"/>
    <style:font-face style:name="Courier New" svg:font-family="'Courier New'" style:font-family-generic="modern"/>
    <style:font-face style:name="Times New Roman" style:font-pitch="variable" svg:font-family="'Times New Roman'" style:font-family-generic="roman"/>
    <style:font-face style:name="Arial" style:font-pitch="variable" svg:font-family="Arial" style:font-family-generic="swiss"/>
    <style:font-face style:name="Arial Unicode MS" style:font-pitch="variable" svg:font-family="'Arial Unicode MS'"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style:style style:name="P1" style:parent-style-name="Standard" style:family="paragraph">
      <style:text-properties fo:font-weight="bold" style:font-weight-asian="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style:font-name="Arial" style:font-name-complex="Arial"/>
    </style:style>
    <style:style style:name="P4" style:parent-style-name="Standard" style:family="paragraph">
      <style:paragraph-properties fo:text-align="end" style:justify-single-word="false"/>
    </style:style>
    <style:style style:name="P5" style:parent-style-name="Standard" style:family="paragraph">
      <style:paragraph-properties fo:padding-top="0.0138in" fo:padding-left="0.0555in" fo:border="0.0071in solid #000000" fo:padding-right="0.0555in" fo:padding-bottom="0.0138in"/>
    </style:style>
    <style:style style:name="P6" style:parent-style-name="Standard" style:family="paragraph">
      <style:paragraph-properties fo:padding-top="0.0138in" fo:padding-left="0.0555in" fo:border="0.0071in solid #000000" fo:padding-right="0.0555in" fo:padding-bottom="0.0138in"/>
      <style:text-properties style:font-size-asian="8pt" fo:font-size="8pt"/>
    </style:style>
    <style:style style:name="P7" style:parent-style-name="Standard" style:family="paragraph">
      <style:paragraph-properties fo:padding-top="0.0138in" fo:padding-left="0.0555in" fo:border="0.0071in solid #000000" fo:padding-right="0.0555in" fo:padding-bottom="0.0138in"/>
      <style:text-properties style:font-size-asian="8pt" fo:font-weight="bold" fo:font-size="8pt" style:font-weight-asian="bold"/>
    </style:style>
    <style:style style:name="P8" style:parent-style-name="a" style:family="paragraph">
      <style:text-properties style:text-underline-width="auto" style:text-underline-color="font-color" style:text-underline-style="solid"/>
    </style:style>
    <style:style style:name="P9" style:parent-style-name="Heading_20_3" style:family="paragraph">
      <style:paragraph-properties fo:text-align="end" style:justify-single-word="false"/>
    </style:style>
    <style:style style:name="P10" style:parent-style-name="Heading_20_3" style:family="paragraph">
      <style:paragraph-properties fo:text-align="start" style:justify-single-word="false"/>
    </style:style>
    <style:style style:name="P11" style:master-page-name="Standard" style:parent-style-name="Standard" style:family="paragraph">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width="auto" style:text-underline-color="font-color" style:text-underline-style="soli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weight="bold" style:font-weight-complex="bold" style:font-weight-asian="bold" style:text-underline-style="none"/>
    </style:style>
    <style:style style:name="T7" style:family="text">
      <style:text-properties fo:font-weight="normal" style:font-weight-complex="normal" style:font-weight-asian="normal" style:text-underline-style="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P11"><text:span text:style-name="T1">RFI <text:s text:c="21"/></text:span>No. 23</text:p>
      <text:p text:style-name="Standard"/>
      <text:p text:style-name="Standard"><text:span text:style-name="T1">Project: </text:span><text:tab/>Hemodialysis Unit and Clinic Expansion<text:tab/></text:p>
      <text:p text:style-name="Standard"><text:span text:style-name="T1">Owner:<text:tab/><text:tab/></text:span><text:span text:style-name="T4">Winneskiek Medical Center</text:span></text:p>
      <text:p text:style-name="P4"><text:span text:style-name="T1">Date sent:<text:tab/></text:span><text:span text:style-name="T7">2/12/2013</text:span></text:p>
      <text:p text:style-name="Standard"><text:span text:style-name="T1">Request by</text:span>:<text:tab/><text:span text:style-name="T5">Finholt Construction, Inc.</text:span><text:tab/><text:tab/><text:tab/></text:p>
      <text:h text:outline-level="3" text:style-name="P9"><text:span text:style-name="T2">Date received</text:span><text:span text:style-name="T4">: <text:s text:c="3"/></text:span><text:span text:style-name="T4">2/15/2013</text:span></text:h>
      <text:h text:outline-level="3" text:style-name="P10">Request <text:s/>referred to: <text:s/><text:span text:style-name="T4">Chris Colantti, Horty Elving</text:span><text:tab/><text:tab/> <text:s text:c="22"/><text:tab/></text:h>
      <text:p text:style-name="Standard"/>
      <text:p text:style-name="P1">Request for Information must refer to construction documents:</text:p>
      <text:p text:style-name="P1"/>
      <text:p text:style-name="Standard"><text:span text:style-name="T2">Drawing </text:span><text:span text:style-name="T2">#</text:span> <text:s text:c="12"/><text:span text:style-name="T5">123</text:span></text:p>
      <text:p text:style-name="Standard"><text:span text:style-name="T2">Detail #</text:span><text:span text:style-name="T5"> <text:s text:c="17"/></text:span><text:span text:style-name="T5">1234</text:span><text:span text:style-name="T5"><text:tab/></text:span></text:p>
      <text:p text:style-name="Standard"><text:span text:style-name="T2">Spec Section #</text:span> <text:s text:c="6"/><text:span text:style-name="T5">15890</text:span></text:p>
      <text:p text:style-name="Standard"><text:span text:style-name="T2">Sheet Name</text:span> <text:s text:c="10"/><text:span text:style-name="T5">H-2</text:span><text:span text:style-name="T5"> <text:s text:c="6"/></text:span></text:p>
      <text:p text:style-name="Standard"><text:span text:style-name="T6">Grids</text:span><text:span text:style-name="T5"> <text:s text:c="20"/></text:span><text:span text:style-name="T5">long</text:span><text:span text:style-name="T5"> </text:span></text:p>
      <text:p text:style-name="Standard"><text:span text:style-name="T6">S</text:span><text:span text:style-name="T2">ection Page #</text:span> <text:s text:c="5"/><text:span text:style-name="T5">4321</text:span></text:p>
      <text:p text:style-name="P8">Note: <text:s/>Without the above reference information the RFI cannot be responded to by the Architect and will be returned to the sender.</text:p>
      <text:p text:style-name="Standard"/>
      <text:p text:style-name="P2">Detailed and concise description of the Request for Information:</text:p>
      <text:p text:style-name="Standard"><text:s text:c="2"/></text:p>
      <text:p text:style-name="Standard">This is a sample description</text:p>
      <text:p text:style-name="Standard"/>
      <text:p text:style-name="Standard"/>
      <text:p text:style-name="Standard"/>
      <text:p text:style-name="P2"><text:bookmark-start text:name="OLE_LINK1"/>Contractor<text:bookmark-end text:name="OLE_LINK1"/>'s suggestion:</text:p>
      <text:p text:style-name="Standard"/>
      <text:p text:style-name="P3">Sample Contractor Suggestion <text:s/></text:p>
      <text:p text:style-name="P3"/>
      <text:p text:style-name="P3"/>
      <text:p text:style-name="Standard"/>
      <text:p text:style-name="P1">Reply:</text:p>
      <text:p text:style-name="P1"/>
      <text:p text:style-name="P1">Someone's reply</text:p>
      <text:p text:style-name="P1"/>
      <text:p text:style-name="P1"/>
      <text:p text:style-name="P1"/>
      <text:p text:style-name="Standard"><text:span text:style-name="T1">Response by: <text:s text:c="8"/></text:span><text:span text:style-name="T1">Scott Gerike</text:span><text:tab/><text:tab/></text:p>
      <text:p text:style-name="Standard"><text:span text:style-name="T1">Response date: <text:s text:c="5"/></text:span><text:span text:style-name="T1">2/21/2013</text:span></text:p>
      <text:p text:style-name="Standard"/>
      <text:p text:style-name="P1">cc:<text:tab/></text:p>
      <text:p text:style-name="Standard"/>
      <text:p text:style-name="P6"/>
      <text:p text:style-name="P7">Note: <text:s/></text:p>
      <text:p text:style-name="P6">Neither the above question nor the respective reply will change contractual obligations in any way. <text:s/>If the contractor of the RFI considers a change in Contract Sum or Contract Time is required, they shall submit an itemized proposal to the Architect immediately and before proceeding with any work in question.</text:p>
      <text:p text:style-name="P6">The Contractor may submit an RFI to the architect seeking clarification <text:s/>or interpretation of conflicts, errors, discrepancies, or ambiguities in the construction documents. <text:s/>An original and four copies of an RFI must be presented in writing on this approved form. <text:s/>Oral or other RFI forms will not be accepted. <text:s/>Any delay due to improper procedures in presenting an RFI will be attributed to the Contractor.</text:p>
      <text:p text:style-name="P6">Responses to RFIs shall not constitute an approval direction or procedure related to the construction means, methods, techniques, sequences, or procedures, or for safety precautions and programs since these are solely the Contractor's responsibilities under the contract documents.</text:p>
      <text:p text:style-name="P6">Use of an RFI is limited to clarification of the contract documents. <text:s/>Contractor shall limit each RFI to a single issue. <text:s/>Information which is discernable from the contract documents--construction means, methods, and construction site safety--will not be addressed by the Architect in responding to an RFI. <text:s/>A non-conforming RFI shall be returned to the Contractor. </text:p>
      <text:p text:style-name="P5"/>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draw="urn:oasis:names:tc:opendocument:xmlns:drawing:1.0" xmlns:style="urn:oasis:names:tc:opendocument:xmlns:style:1.0" xmlns:dom="http://www.w3.org/2001/xml-events" xmlns:number="urn:oasis:names:tc:opendocument:xmlns:datastyle:1.0" office:version="1.2" grddl:transformation="http://docs.oasis-open.org/office/1.2/xslt/odf2rdf.xsl">
  <office:font-face-decls>
    <style:font-face style:name="PodStarSymbol" svg:font-family="StarSymbol"/>
    <style:font-face style:name="Courier New" svg:font-family="'Courier New'" style:font-family-generic="modern"/>
    <style:font-face style:name="Times New Roman" style:font-pitch="variable" svg:font-family="'Times New Roman'" style:font-family-generic="roman"/>
    <style:font-face style:name="Arial" style:font-pitch="variable" svg:font-family="Arial" style:font-family-generic="swiss"/>
    <style:font-face style:name="Arial Unicode MS" style:font-pitch="variable" svg:font-family="'Arial Unicode MS'"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agraph-properties fo:margin-left="0cm" fo:margin-right="0cm" fo:margin-top="0.101cm" fo:margin-bottom="0.169cm" fo:text-indent="0cm" style:auto-text-indent="false" style:page-number="auto"/>
      <style:text-properties style:font-name="DejaVu Sans" fo:font-size="10pt"/>
    </style:style>
    <style:style style:name="Appy_Table_Content" style:display-name="Appy Table Contents" style:family="paragraph" style:parent-style-name="AppyStandard" style:class="extra">
      <style:paragraph-properties fo:margin-top="0cm" fo:margin-bottom="0cm" text:number-lines="false" text:line-number="0"/>
      <style:text-properties fo:font-size="8pt"/>
    </style:style>
    <style:style style:name="Appy_Table_Heading" style:display-name="Appy Table Heading"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1181in" draw:shadow-offset-x="0.1181in" draw:end-line-spacing-horizontal="0.1114in" draw:start-line-spacing-vertical="0.1114in" draw:start-line-spacing-horizontal="0.1114in" draw:end-line-spacing-vertical="0.1114in" draw:fill-color="#cfe7f5"/>
      <style:paragraph-properties style:text-autospace="ideograph-alpha" style:font-independent-line-spacing="false" style:writing-mode="lr-tb" style:line-break="strict">
        <style:tab-stops/>
      </style:paragraph-properties>
      <style:text-properties style:use-window-font-color="true" fo:country="US" fo:language="en" style:language-asian="zh" style:language-complex="hi" style:font-size-asian="10.5pt" fo:font-size="12pt" style:font-size-complex="12pt" style:country-asian="CN" style:country-complex="IN"/>
    </style:default-style>
    <style:default-style style:family="paragraph">
      <style:paragraph-properties style:writing-mode="lr-tb" fo:hyphenation-ladder-count="no-limit" style:tab-stop-distance="0.5in" style:punctuation-wrap="hanging" style:text-autospace="ideograph-alpha" style:line-break="strict"/>
      <style:text-properties style:use-window-font-color="true" fo:country="US" fo:language="en" fo:hyphenation-push-char-count="2" style:font-name="Times New Roman" style:language-asian="zh" style:language-complex="hi" style:font-size-asian="10.5pt" style:font-name-asian="Arial Unicode MS" fo:font-size="12pt" style:font-size-complex="12pt" style:country-asian="CN" fo:hyphenation-remain-char-count="2" fo:hyphenate="false" style:font-name-complex="Arial Unicode MS"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paragraph-properties fo:orphans="2" fo:widows="2" style:writing-mode="lr-tb"/>
      <style:text-properties style:use-window-font-color="true" fo:country="US" fo:language="en" style:font-name="Times New Roman" style:font-size-complex="10pt" style:language-complex="ar" style:font-size-asian="10pt" style:font-name-asian="Times New Roman" fo:font-size="10pt" style:country-complex="SA" style:font-name-complex="Times New Roman"/>
    </style:style>
    <style:style style:name="Heading" style:next-style-name="Text_20_body" style:class="text" style:parent-style-name="Standard" style:family="paragraph">
      <style:paragraph-properties fo:margin-top="0.1665in" fo:keep-with-next="always" fo:margin-bottom="0.0835in"/>
      <style:text-properties style:font-size-asian="14pt" style:font-name="Arial" style:font-size-complex="14pt" style:font-name-asian="Arial Unicode MS" fo:font-size="14pt" style:font-name-complex="Arial Unicode MS"/>
    </style:style>
    <style:style style:name="Text_20_body" style:display-name="Text body" style:class="text" style:parent-style-name="Standard" style:family="paragraph">
      <style:paragraph-properties fo:margin-top="0in" fo:margin-bottom="0.0835in"/>
    </style:style>
    <style:style style:name="List" style:class="list" style:parent-style-name="Text_20_body" style:family="paragraph">
      <style:text-properties style:font-size-asian="12pt"/>
    </style:style>
    <style:style style:name="Caption" style:class="extra" style:parent-style-name="Standard" style:family="paragraph">
      <style:paragraph-properties fo:margin-top="0.0835in" text:number-lines="false" text:line-number="0" fo:margin-bottom="0.0835in"/>
      <style:text-properties fo:font-style="italic" style:font-size-asian="12pt" style:font-size-complex="12pt" fo:font-size="12pt" style:font-style-asian="italic" style:font-style-complex="italic"/>
    </style:style>
    <style:style style:name="Index" style:class="index" style:parent-style-name="Standard" style:family="paragraph">
      <style:paragraph-properties text:number-lines="false" text:line-number="0"/>
      <style:text-properties style:font-size-asian="12pt"/>
    </style:style>
    <style:style style:next-style-name="Standard" style:class="text" style:family="paragraph" style:name="Heading_20_3" style:display-name="Heading 3" style:default-outline-level="3" style:parent-style-name="Standard">
      <style:paragraph-properties fo:keep-with-next="always"/>
      <style:text-properties fo:font-weight="bold" style:font-weight-asian="bold" style:font-weight-complex="bold"/>
    </style:style>
    <style:style style:name="Plain_20_Text" style:display-name="Plain Text" style:parent-style-name="Standard" style:family="paragraph">
      <style:text-properties style:font-name="Courier New" style:font-name-complex="Courier New"/>
    </style:style>
    <style:style style:name="a" style:parent-style-name="Standard" style:family="paragraph">
      <style:text-properties fo:font-style="italic" style:font-style-asian="italic" style:font-style-complex="italic"/>
    </style:style>
    <style:style style:name="Default_20_Paragraph_20_Font" style:display-name="Default Paragraph Font" style:family="text"/>
    <style:style style:name="Frame" style:family="graphic">
      <style:graphic-properties style:vertical-pos="top" style:wrap="parallel" style:wrap-contour="false" style:horizontal-pos="center" svg:y="0in" svg:x="0in" style:number-wrapped-paragraphs="no-limit" style:vertical-rel="paragraph-content" text:anchor-type="paragraph" style:horizontal-rel="paragraph-content"/>
    </style:style>
    <style:style style:name="Graphics" style:family="graphic">
      <style:graphic-properties style:vertical-pos="top" style:wrap="dynamic" style:wrap-contour="false" style:horizontal-pos="center" svg:y="0in" svg:x="0in" style:number-wrapped-paragraphs="no-limit" style:vertical-rel="paragraph" text:anchor-type="paragraph" style:horizontal-rel="paragraph"/>
    </style:style>
    <style:style style:name="OLE" style:family="graphic">
      <style:graphic-properties style:vertical-pos="top" style:wrap="dynamic" style:wrap-contour="false" style:horizontal-pos="center" svg:y="0in" svg:x="0in" style:number-wrapped-paragraphs="no-limit" style:vertical-rel="paragraph" text:anchor-type="paragraph" style:horizontal-rel="paragraph"/>
    </style:style>
    <text:outline-style style:name="Outline">
      <text:outline-level-style style:num-format="" text:level="1">
        <style:list-level-properties text:list-level-position-and-space-mode="label-alignment">
          <style:list-level-label-alignment fo:text-indent="-0.3in" text:label-followed-by="listtab" fo:margin-left="0.3in" text:list-tab-stop-position="0.3in"/>
        </style:list-level-properties>
      </text:outline-level-style>
      <text:outline-level-style style:num-format="" text:level="2">
        <style:list-level-properties text:list-level-position-and-space-mode="label-alignment">
          <style:list-level-label-alignment fo:text-indent="-0.4in" text:label-followed-by="listtab" fo:margin-left="0.4in" text:list-tab-stop-position="0.4in"/>
        </style:list-level-properties>
      </text:outline-level-style>
      <text:outline-level-style style:num-format="" text:level="3">
        <style:list-level-properties text:list-level-position-and-space-mode="label-alignment">
          <style:list-level-label-alignment fo:text-indent="-0.5in" text:label-followed-by="listtab" fo:margin-left="0.5in" text:list-tab-stop-position="0.5in"/>
        </style:list-level-properties>
      </text:outline-level-style>
      <text:outline-level-style style:num-format="" text:level="4">
        <style:list-level-properties text:list-level-position-and-space-mode="label-alignment">
          <style:list-level-label-alignment fo:text-indent="-0.6in" text:label-followed-by="listtab" fo:margin-left="0.6in" text:list-tab-stop-position="0.6in"/>
        </style:list-level-properties>
      </text:outline-level-style>
      <text:outline-level-style style:num-format="" text:level="5">
        <style:list-level-properties text:list-level-position-and-space-mode="label-alignment">
          <style:list-level-label-alignment fo:text-indent="-0.7in" text:label-followed-by="listtab" fo:margin-left="0.7in" text:list-tab-stop-position="0.7in"/>
        </style:list-level-properties>
      </text:outline-level-style>
      <text:outline-level-style style:num-format="" text:level="6">
        <style:list-level-properties text:list-level-position-and-space-mode="label-alignment">
          <style:list-level-label-alignment fo:text-indent="-0.8in" text:label-followed-by="listtab" fo:margin-left="0.8in" text:list-tab-stop-position="0.8in"/>
        </style:list-level-properties>
      </text:outline-level-style>
      <text:outline-level-style style:num-format="" text:level="7">
        <style:list-level-properties text:list-level-position-and-space-mode="label-alignment">
          <style:list-level-label-alignment fo:text-indent="-0.9in" text:label-followed-by="listtab" fo:margin-left="0.9in" text:list-tab-stop-position="0.9in"/>
        </style:list-level-properties>
      </text:outline-level-style>
      <text:outline-level-style style:num-format="" text:level="8">
        <style:list-level-properties text:list-level-position-and-space-mode="label-alignment">
          <style:list-level-label-alignment fo:text-indent="-1in" text:label-followed-by="listtab" fo:margin-left="1in" text:list-tab-stop-position="1in"/>
        </style:list-level-properties>
      </text:outline-level-style>
      <text:outline-level-style style:num-format="" text:level="9">
        <style:list-level-properties text:list-level-position-and-space-mode="label-alignment">
          <style:list-level-label-alignment fo:text-indent="-1.1in" text:label-followed-by="listtab" fo:margin-left="1.1in" text:list-tab-stop-position="1.1in"/>
        </style:list-level-properties>
      </text:outline-level-style>
      <text:outline-level-style style:num-format="" text:level="10">
        <style:list-level-properties text:list-level-position-and-space-mode="label-alignment">
          <style:list-level-label-alignment fo:text-indent="-1.2in" text:label-followed-by="listtab" fo:margin-left="1.2in" text:list-tab-stop-position="1.2in"/>
        </style:list-level-properties>
      </text:outline-level-style>
    </text:outline-style>
    <text:list-style style:name="WW8Num1" text:consecutive-numbering="true">
      <text:list-level-style-number style:num-format="A" style:num-suffix="." style:num-letter-sync="true" text:level="1">
        <style:list-level-properties text:list-level-position-and-space-mode="label-alignment">
          <style:list-level-label-alignment fo:text-indent="-0.5in" text:label-followed-by="listtab" fo:margin-left="0.5in" text:list-tab-stop-position="0.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2" text:consecutive-numbering="true">
      <text:list-level-style-number style:num-format="a" style:num-suffix="." style:num-letter-sync="true" text:level="1">
        <style:list-level-properties fo:text-align="end" text:list-level-position-and-space-mode="label-alignment">
          <style:list-level-label-alignment fo:text-indent="-0.15in" text:label-followed-by="listtab" fo:margin-left="0.35in" text:list-tab-stop-position="0.3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3" text:consecutive-numbering="true">
      <text:list-level-style-number style:num-format="1" style:num-suffix=")" text:level="1">
        <style:list-level-properties text:list-level-position-and-space-mode="label-alignment">
          <style:list-level-label-alignment fo:text-indent="-0.25in" text:label-followed-by="listtab" fo:margin-left="0.5in" text:list-tab-stop-position="0.5in"/>
        </style:list-level-properties>
      </text:list-level-style-number>
      <text:list-level-style-number style:num-format="a" style:num-suffix="." style:num-letter-sync="true" text:level="2">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i" style:num-suffix="." text:level="3">
        <style:list-level-properties fo:text-align="end" text:list-level-position-and-space-mode="label-alignment">
          <style:list-level-label-alignment fo:text-indent="-0.1252in" text:label-followed-by="listtab" fo:margin-left="1.5in" text:list-tab-stop-position="1.5in"/>
        </style:list-level-properties>
      </text:list-level-style-number>
      <text:list-level-style-number style:num-format="1" style:num-suffix="." text:level="4">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a" style:num-suffix="." style:num-letter-sync="true" text:level="5">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i" style:num-suffix="." text:level="6">
        <style:list-level-properties fo:text-align="end" text:list-level-position-and-space-mode="label-alignment">
          <style:list-level-label-alignment fo:text-indent="-0.1252in" text:label-followed-by="listtab" fo:margin-left="3in" text:list-tab-stop-position="3in"/>
        </style:list-level-properties>
      </text:list-level-style-number>
      <text:list-level-style-number style:num-format="1" style:num-suffix="." text:level="7">
        <style:list-level-properties text:list-level-position-and-space-mode="label-alignment">
          <style:list-level-label-alignment fo:text-indent="-0.25in" text:label-followed-by="listtab" fo:margin-left="3.5in" text:list-tab-stop-position="3.5in"/>
        </style:list-level-properties>
      </text:list-level-style-number>
      <text:list-level-style-number style:num-format="a" style:num-suffix="." style:num-letter-sync="true" text:level="8">
        <style:list-level-properties text:list-level-position-and-space-mode="label-alignment">
          <style:list-level-label-alignment fo:text-indent="-0.25in" text:label-followed-by="listtab" fo:margin-left="4in" text:list-tab-stop-position="4in"/>
        </style:list-level-properties>
      </text:list-level-style-number>
      <text:list-level-style-number style:num-format="i" style:num-suffix="." text:level="9">
        <style:list-level-properties fo:text-align="end" text:list-level-position-and-space-mode="label-alignment">
          <style:list-level-label-alignment fo:text-indent="-0.1252in" text:label-followed-by="listtab" fo:margin-left="4.5in" text:list-tab-stop-position="4.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4" text:consecutive-numbering="true">
      <text:list-level-style-number style:num-format="a" style:num-suffix="." style:num-letter-sync="true" text:level="1">
        <style:list-level-properties fo:text-align="end" text:list-level-position-and-space-mode="label-alignment">
          <style:list-level-label-alignment fo:text-indent="-0.15in" text:label-followed-by="listtab" fo:margin-left="0.35in" text:list-tab-stop-position="0.3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5" text:consecutive-numbering="true">
      <text:list-level-style-number style:num-format="1" style:num-suffix="." text:level="1">
        <style:list-level-properties text:list-level-position-and-space-mode="label-alignment">
          <style:list-level-label-alignment fo:text-indent="-0.5in" text:label-followed-by="listtab" fo:margin-left="0.5in" text:list-tab-stop-position="0.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6" text:consecutive-numbering="true">
      <text:list-level-style-number style:num-format="I" style:num-suffix="." text:level="1">
        <style:list-level-properties text:list-level-position-and-space-mode="label-alignment">
          <style:list-level-label-alignment fo:text-indent="-0.5in" text:label-followed-by="listtab" fo:margin-left="0.5in" text:list-tab-stop-position="0.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list-style style:name="WW8Num7" text:consecutive-numbering="true">
      <text:list-level-style-number style:num-format="A" style:num-suffix="." style:num-letter-sync="true" text:level="1">
        <style:list-level-properties text:list-level-position-and-space-mode="label-alignment">
          <style:list-level-label-alignment fo:text-indent="-0.5in" text:label-followed-by="listtab" fo:margin-left="0.5in" text:list-tab-stop-position="0.5in"/>
        </style:list-level-properties>
      </text:list-level-style-number>
      <text:list-level-style-number style:num-format="1" style:num-suffix="." text:level="2">
        <style:list-level-properties text:list-level-position-and-space-mode="label-alignment">
          <style:list-level-label-alignment fo:text-indent="-0.25in" text:label-followed-by="listtab" fo:margin-left="0.75in" text:list-tab-stop-position="0.75in"/>
        </style:list-level-properties>
      </text:list-level-style-number>
      <text:list-level-style-number style:num-format="1" style:num-suffix="." text:level="3">
        <style:list-level-properties text:list-level-position-and-space-mode="label-alignment">
          <style:list-level-label-alignment fo:text-indent="-0.25in" text:label-followed-by="listtab" fo:margin-left="1in" text:list-tab-stop-position="1in"/>
        </style:list-level-properties>
      </text:list-level-style-number>
      <text:list-level-style-number style:num-format="1" style:num-suffix="." text:level="4">
        <style:list-level-properties text:list-level-position-and-space-mode="label-alignment">
          <style:list-level-label-alignment fo:text-indent="-0.25in" text:label-followed-by="listtab" fo:margin-left="1.25in" text:list-tab-stop-position="1.25in"/>
        </style:list-level-properties>
      </text:list-level-style-number>
      <text:list-level-style-number style:num-format="1" style:num-suffix="." text:level="5">
        <style:list-level-properties text:list-level-position-and-space-mode="label-alignment">
          <style:list-level-label-alignment fo:text-indent="-0.25in" text:label-followed-by="listtab" fo:margin-left="1.5in" text:list-tab-stop-position="1.5in"/>
        </style:list-level-properties>
      </text:list-level-style-number>
      <text:list-level-style-number style:num-format="1" style:num-suffix="." text:level="6">
        <style:list-level-properties text:list-level-position-and-space-mode="label-alignment">
          <style:list-level-label-alignment fo:text-indent="-0.25in" text:label-followed-by="listtab" fo:margin-left="1.75in" text:list-tab-stop-position="1.75in"/>
        </style:list-level-properties>
      </text:list-level-style-number>
      <text:list-level-style-number style:num-format="1" style:num-suffix="." text:level="7">
        <style:list-level-properties text:list-level-position-and-space-mode="label-alignment">
          <style:list-level-label-alignment fo:text-indent="-0.25in" text:label-followed-by="listtab" fo:margin-left="2in" text:list-tab-stop-position="2in"/>
        </style:list-level-properties>
      </text:list-level-style-number>
      <text:list-level-style-number style:num-format="1" style:num-suffix="." text:level="8">
        <style:list-level-properties text:list-level-position-and-space-mode="label-alignment">
          <style:list-level-label-alignment fo:text-indent="-0.25in" text:label-followed-by="listtab" fo:margin-left="2.25in" text:list-tab-stop-position="2.25in"/>
        </style:list-level-properties>
      </text:list-level-style-number>
      <text:list-level-style-number style:num-format="1" style:num-suffix="." text:level="9">
        <style:list-level-properties text:list-level-position-and-space-mode="label-alignment">
          <style:list-level-label-alignment fo:text-indent="-0.25in" text:label-followed-by="listtab" fo:margin-left="2.5in" text:list-tab-stop-position="2.5in"/>
        </style:list-level-properties>
      </text:list-level-style-number>
      <text:list-level-style-number style:num-format="1" style:num-suffix="." text:level="10">
        <style:list-level-properties text:list-level-position-and-space-mode="label-alignment">
          <style:list-level-label-alignment fo:text-indent="-0.25in" text:label-followed-by="listtab" fo:margin-left="2.75in" text:list-tab-stop-position="2.75in"/>
        </style:list-level-properties>
      </text:list-level-style-number>
    </text:list-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1965in"/>
    <style:default-page-layout>
      <style:page-layout-properties style:layout-grid-standard-mode="true" style:writing-mode="lr-tb"/>
    </style:default-page-layout>
  </office:styles>
  <office:automatic-styles>
    <style:page-layout style:name="Mpm1">
      <style:page-layout-properties fo:margin-top="0.8in" style:layout-grid-color="#c0c0c0" style:writing-mode="lr-tb" style:layout-grid-ruby-below="false" fo:margin-left="0.9201in" fo:page-width="8.5in" style:num-format="1" style:layout-grid-mode="none" style:print-orientation="portrait" style:layout-grid-lines="39" style:layout-grid-ruby-height="0in" style:layout-grid-print="false" fo:margin-bottom="0.4in" style:footnote-max-height="0in" style:layout-grid-base-height="0.25in" style:layout-grid-snap-to-characters="true" style:layout-grid-base-width="0.139in" fo:page-height="11in" style:layout-grid-display="false" fo:margin-right="0.9201in">
        <style:footnote-sep style:adjustment="left" style:rel-width="25%" style:color="#000000" style:distance-after-sep="0.0398in" style:width="0.0071in" style:distance-before-sep="0.0398in"/>
      </style:page-layout-properties>
      <style:header-style/>
      <style:footer-style/>
    </style:page-layout>
  </office:automatic-styles>
  <office:master-styles>
    <style:master-page style:name="Standard" style:page-layout-name="Mpm1"/>
    <style:master-page style:name="First_20_Page" style:next-style-name="Standard" style:display-name="First Pag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FI No</dc:title>
    <meta:initial-creator>colanttic</meta:initial-creator>
    <meta:creation-date>2008-05-28T08:25:00</meta:creation-date>
    <dc:date>2013-03-14T14:57:10</dc:date>
    <meta:print-date>2008-02-20T08:09:00</meta:print-date>
    <meta:editing-cycles>21</meta:editing-cycles>
    <meta:editing-duration>PT03H37M58S</meta:editing-duration>
    <meta:generator>OpenOffice.org/3.2$Linux OpenOffice.org_project/320m12$Build-9483</meta:generator>
    <dc:creator>Finholt Project</dc:creator>
    <meta:document-statistic meta:table-count="0" meta:image-count="0" meta:object-count="0" meta:page-count="1" meta:paragraph-count="30" meta:word-count="302" meta:character-count="2174"/>
    <meta:user-defined meta:name="Info 1"/>
    <meta:user-defined meta:name="Info 2"/>
    <meta:user-defined meta:name="Info 3"/>
    <meta:user-defined meta:name="Info 4"/>
  </office:meta>
</office:document-meta>
</file>